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D301388FC3CC18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1cm" svg:stroke-color="#1d1d1b" draw:stroke-linejoin="miter" svg:stroke-linecap="butt" draw:fill="none" fo:padding-top="0.005cm" fo:padding-bottom="0.005cm" fo:padding-left="0.005cm" fo:padding-right="0.005cm"/>
      <style:paragraph-properties style:writing-mode="lr-tb"/>
    </style:style>
    <style:style style:name="gr3" style:family="graphic" style:parent-style-name="standard">
      <style:graphic-properties draw:stroke="solid" svg:stroke-width="0.01cm" svg:stroke-color="#1d1d1b" draw:stroke-linejoin="miter" svg:stroke-linecap="butt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stroke-linejoin="round" draw:fill="none" draw:textarea-horizontal-align="justify" draw:textarea-vertical-align="middle" draw:auto-grow-height="false" fo:min-height="1.216cm" fo:min-width="0.966cm" fo:padding-top="0.142cm" fo:padding-bottom="0.142cm" fo:padding-left="0.267cm" fo:padding-right="0.267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5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line-height="100%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72cm" svg:y1="3.43cm" svg:x2="7.07cm" svg:y2="3.43cm">
          <text:p/>
        </draw:line>
        <draw:path draw:style-name="gr2" draw:text-style-name="P2" draw:layer="layout" svg:width="6.35cm" svg:height="3.81cm" svg:x="0.722cm" svg:y="1.51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0.722cm" svg:y="5.32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7.326cm" svg:y="1.51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7.326cm" svg:y="5.32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13.93cm" svg:y="1.51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0.722cm" svg:y="9.13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0.722cm" svg:y="12.94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0.722cm" svg:y="16.75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0.722cm" svg:y="20.566cm" svg:viewBox="0 0 6351 3811" svg:d="M200 0c0 0-200 0-200 199v3412c0 0 0 200 200 200h5950c0 0 201 0 201-200v-3412c0 0 0-199-201-199z">
          <text:p/>
        </draw:path>
        <draw:path draw:style-name="gr3" draw:text-style-name="P2" draw:layer="layout" svg:width="6.35cm" svg:height="3.81cm" svg:x="0.722cm" svg:y="24.376cm" svg:viewBox="0 0 6351 3811" svg:d="M200 0c0 0-200 0-200 199v3412c0 0 0 200 200 200h5950c0 0 201 0 201-200v-3412c0 0 0-199-201-199z">
          <text:p/>
        </draw:path>
        <draw:frame draw:style-name="gr4" draw:text-style-name="P4" draw:layer="layout" svg:width="4.5cm" svg:height="0.75cm" svg:x="2.5cm" svg:y="1.6cm">
          <draw:text-box>
            <text:p text:style-name="P3"><text:span text:style-name="T1">P. Nr.: XXXXXXXXXXXX</text:span></text:p>
          </draw:text-box>
        </draw:frame>
        <draw:frame draw:style-name="gr5" draw:text-style-name="P4" draw:layer="layout" svg:width="4.5cm" svg:height="1.039cm" svg:x="2.5cm" svg:y="1.95cm">
          <draw:text-box>
            <text:p text:style-name="P3"><text:span text:style-name="T1">P. Name.: XXXXXXXXX</text:span></text:p>
            <text:p text:style-name="P5"><text:span text:style-name="T1">XXXXXXXXXXXXXXXX</text:span></text:p>
          </draw:text-box>
        </draw:frame>
        <draw:custom-shape draw:style-name="gr6" draw:text-style-name="P1" draw:layer="layout" svg:width="1.5cm" svg:height="1.5cm" svg:x="1cm" svg:y="1.7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5cm" svg:height="1.5cm" svg:x="1cm" svg:y="1.75cm">
          <draw:image xlink:href="Pictures/10000201000004B0000004B0D301388FC3CC18C1.png" xlink:type="simple" xlink:show="embed" xlink:actuate="onLoad" draw:mime-type="image/png">
            <text:p/>
          </draw:image>
        </draw:frame>
        <draw:frame draw:style-name="gr4" draw:text-style-name="P4" draw:layer="layout" svg:width="4.5cm" svg:height="0.75cm" svg:x="2.5cm" svg:y="3.91cm">
          <draw:text-box>
            <text:p text:style-name="P3"><text:span text:style-name="T1">P. Nr.: XXXXXXXXXXXX</text:span></text:p>
          </draw:text-box>
        </draw:frame>
        <draw:frame draw:style-name="gr5" draw:text-style-name="P4" draw:layer="layout" svg:width="4.5cm" svg:height="1.039cm" svg:x="2.5cm" svg:y="4.26cm">
          <draw:text-box>
            <text:p text:style-name="P3"><text:span text:style-name="T1">P. Name.: XXXXXXXXXX</text:span></text:p>
            <text:p text:style-name="P3"><text:span text:style-name="T1">XXXXXXXXXXXXXXXXX</text:span></text:p>
          </draw:text-box>
        </draw:frame>
        <draw:custom-shape draw:style-name="gr6" draw:text-style-name="P1" draw:layer="layout" svg:width="1.5cm" svg:height="1.5cm" svg:x="1cm" svg:y="3.6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5cm" svg:height="1.5cm" svg:x="1cm" svg:y="3.66cm">
          <draw:image xlink:href="Pictures/10000201000004B0000004B0D301388FC3CC18C1.png" xlink:type="simple" xlink:show="embed" xlink:actuate="onLoad" draw:mime-type="image/png">
            <text:p/>
          </draw:image>
        </draw:frame>
        <draw:frame draw:style-name="gr8" draw:text-style-name="P4" draw:layer="layout" svg:width="3.2cm" svg:height="0.787cm" svg:x="3.8cm" svg:y="2.65cm">
          <draw:text-box>
            <text:p text:style-name="P3"><text:span text:style-name="T1">Box id.: XXXXXX</text:span></text:p>
          </draw:text-box>
        </draw:frame>
        <draw:frame draw:style-name="gr8" draw:text-style-name="P4" draw:layer="layout" svg:width="3.2cm" svg:height="0.787cm" svg:x="3.8cm" svg:y="3.56cm">
          <draw:text-box>
            <text:p text:style-name="P3"><text:span text:style-name="T1">Box id.: XXXXX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5T12:10:16.787123052</meta:creation-date>
    <meta:print-date>2021-05-05T13:19:41.637496148</meta:print-date>
    <dc:date>2021-05-05T13:22:57.318136113</dc:date>
    <meta:editing-duration>PT31M38S</meta:editing-duration>
    <meta:editing-cycles>2</meta:editing-cycles>
    <meta:generator>LibreOffice/7.1.1.2$Linux_X86_64 LibreOffice_project/10$Build-2</meta:generator>
    <meta:document-statistic meta:object-count="21"/>
  </office:meta>
</office:document-meta>
</file>